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F9000000C9F0140E06.wmf"/>
  <manifest:file-entry manifest:media-type="" manifest:full-path="Pictures/2000000700000FB5000000C94FDA4EA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in" fo:margin-bottom="0.0693in" fo:orphans="2" fo:widows="2"/>
    </style:style>
    <style:style style:name="P4" style:family="paragraph" style:parent-style-name="bullet">
      <style:paragraph-properties fo:margin-top="0in" fo:margin-bottom="0.0693in" fo:text-align="justify" style:justify-single-word="false" fo:orphans="2" fo:widows="2"/>
    </style:style>
    <style:style style:name="P5" style:family="paragraph" style:parent-style-name="Standard">
      <style:paragraph-properties fo:margin-top="0in" fo:margin-bottom="0in" fo:orphans="2" fo:widows="2"/>
    </style:style>
    <style:style style:name="P6" style:family="paragraph" style:parent-style-name="Standard">
      <style:paragraph-properties fo:margin-top="0in" fo:margin-bottom="1in" style:line-height-at-least="0.139in" fo:orphans="2" fo:widows="2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fo:font-weight="bold" style:font-weight-asian="bold" style:font-name-complex="Courier New2" style:font-weight-complex="bold"/>
    </style:style>
    <style:style style:name="T3" style:family="text">
      <style:text-properties style:font-name="Courier New" fo:font-weight="normal" style:font-weight-asian="normal" style:font-name-complex="Courier New2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7" text:outline-level="1"><text:bookmark text:name="R-1057258"/><text:alphabetical-index-mark-start text:id="IMark69878532" text:main-entry="true"/><text:alphabetical-index-mark-start text:id="IMark61249816"/>JDOPermission<text:alphabetical-index-mark-end text:id="IMark61249816"/><text:alphabetical-index-mark-end text:id="IMark69878532"/></text:h>
      <text:p text:style-name="P6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alphabetical-index-mark-start text:id="IMark69878532" text:main-entry="true"/><text:span text:style-name="T1">JDOPermission</text:span><text:alphabetical-index-mark-end text:id="IMark69878532"/> class provides a marker for the security manager to grant access to a class to perform privileged operations necessary for JDO implementations.</text:p>
      <text:p text:style-name="P1">The following JDO permissions are defined:</text:p>
      <text:p text:style-name="P4">•<text:span text:style-name="T1"><text:tab/></text:span><text:alphabetical-index-mark-start text:id="IMark69878532" text:main-entry="true"/><text:span text:style-name="T1">setStateManager</text:span><text:alphabetical-index-mark-end text:id="IMark69878532"/>: <text:line-break/><text:span text:style-name="Assertion">A22-1 [</text:span>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<text:span text:style-name="Assertion">]</text:span></text:p>
      <text:p text:style-name="P3">•<text:span text:style-name="T1"><text:tab/></text:span><text:alphabetical-index-mark-start text:id="IMark61641824" text:main-entry="true"/><text:span text:style-name="T1">getMetadata</text:span><text:alphabetical-index-mark-end text:id="IMark61641824"/>: <text:line-break/><text:span text:style-name="Assertion">A22-2 [</text:span>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<text:span text:style-name="Assertion">]</text:span></text:p>
      <text:p text:style-name="P3"><text:span text:style-name="T4">•</text:span><text:span text:style-name="T2"><text:tab/></text:span><text:alphabetical-index-mark-start text:id="IMark69878532" text:main-entry="true"/><text:span text:style-name="T3">closePersistenceManagerFactory</text:span><text:alphabetical-index-mark-end text:id="IMark69878532"/><text:span text:style-name="T5">: <text:line-break/></text:span><text:span text:style-name="Assertion"><text:span text:style-name="T5">A223-3 [</text:span></text:span><text:span text:style-name="T5">this permission allows a caller to close a </text:span><text:span text:style-name="T3">PersistenceManagerFactory</text:span><text:span text:style-name="T5">, thereby releasing resources. This permission is checked by the </text:span><text:span text:style-name="T3">close()</text:span><text:span text:style-name="T5"> method of </text:span><text:span text:style-name="T3">PersistenceManagerFactory</text:span><text:span text:style-name="T5">.</text:span><text:span text:style-name="Assertion"><text:span text:style-name="T4">] </text:span></text:span></text:p>
      <text:p text:style-name="P3">•<text:span text:style-name="T1"><text:tab/></text:span><text:alphabetical-index-mark-start text:id="IMark61641824" text:main-entry="true"/><text:span text:style-name="T1">manageMetadata</text:span><text:alphabetical-index-mark-end text:id="IMark61641824"/>: <text:line-break/><text:span text:style-name="Assertion">A22-4 [</text:span>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<text:span text:style-name="Assertion">] </text:span></text:p>
      <text:p text:style-name="P1"/>
      <text:p text:style-name="P1"/>
      <text:p text:style-name="P1"><text:soft-page-break/>These permissions are defined in the <text:alphabetical-index-mark-start text:id="IMark69878532" text:main-entry="true"/><text:span text:style-name="T6">JDOPermission</text:span><text:alphabetical-index-mark-end text:id="IMark69878532"/> class.</text:p>
      <text:p text:style-name="P2">package javax.jdo.spi;</text:p>
      <text:p text:style-name="P2">public final class <text:alphabetical-index-mark-start text:id="IMark69878532" text:main-entry="true"/>JDOPermission<text:alphabetical-index-mark-end text:id="IMark69878532"/> extends </text:p>
      <text:p text:style-name="P2"><text:tab/><text:tab/>java.security.BasicPermission {</text:p>
      <text:p text:style-name="P2">...</text:p>
      <text:p text:style-name="P2"><text:tab/>public static final javax.jdo.spi.<text:alphabetical-index-mark-start text:id="IMark69878532" text:main-entry="true"/>JDOPermission<text:alphabetical-index-mark-end text:id="IMark69878532"/></text:p>
      <text:p text:style-name="P2"><text:tab/><text:tab/>CLOSE_PERSISTENCE_MANAGER_FACTORY = "<text:alphabetical-index-mark-start text:id="IMark69878532" text:main-entry="true"/>closePersistenceManagerFactory<text:alphabetical-index-mark-end text:id="IMark69878532"/>";</text:p>
      <text:p text:style-name="P2"><text:tab/>public static final javax.jdo.spi.<text:alphabetical-index-mark-start text:id="IMark69878532" text:main-entry="true"/>JDOPermission<text:alphabetical-index-mark-end text:id="IMark69878532"/> GET_METADATA = "<text:alphabetical-index-mark-start text:id="IMark61641824" text:main-entry="true"/>getMetadata<text:alphabetical-index-mark-end text:id="IMark61641824"/>";</text:p>
      <text:p text:style-name="P2"><text:tab/>public static final javax.jdo.spi.<text:alphabetical-index-mark-start text:id="IMark61641824" text:main-entry="true"/>JDOPermission<text:alphabetical-index-mark-end text:id="IMark61641824"/> MANAGE_METADATA =</text:p>
      <text:p text:style-name="P2"><text:tab/><text:tab/>"<text:alphabetical-index-mark-start text:id="IMark61641824" text:main-entry="true"/>manageMetadata<text:alphabetical-index-mark-end text:id="IMark61641824"/>";</text:p>
      <text:p text:style-name="P2"><text:tab/>public static final javax.jdo.spi.<text:alphabetical-index-mark-start text:id="IMark61641824" text:main-entry="true"/>JDOPermission<text:alphabetical-index-mark-end text:id="IMark61641824"/> SET_STATE_MANAGER =</text:p>
      <text:p text:style-name="P2"><text:tab/><text:tab/>"<text:alphabetical-index-mark-start text:id="IMark61641824" text:main-entry="true"/>setStateManager<text:alphabetical-index-mark-end text:id="IMark61641824"/>";</text:p>
      <text:p text:style-name="P2">}</text:p>
      <text:p text:style-name="P2"/>
      <text:p text:style-name="P1">Use of <text:alphabetical-index-mark-start text:id="IMark61641824" text:main-entry="true"/><text:span text:style-name="T1">JDOPermission</text:span><text:alphabetical-index-mark-end text:id="IMark61641824"/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and manage metadata, manage <text:span text:style-name="T1">PersistenceCapable</text:span> instances, and close <text:span text:style-name="T6">PersistenceManagerFactory</text:span> instances is </text:p>
      <text:p text:style-name="P2">grant codeBase "file:/home/jdoImpl/" {</text:p>
      <text:p text:style-name="P2"><text:tab/>permission javax.jdo.spi.<text:alphabetical-index-mark-start text:id="IMark61249816" text:main-entry="true"/>JDOPermission<text:alphabetical-index-mark-end text:id="IMark61249816"/> "<text:alphabetical-index-mark-start text:id="IMark61641824" text:main-entry="true"/>getMetadata<text:alphabetical-index-mark-end text:id="IMark61641824"/>";</text:p>
      <text:p text:style-name="P2"><text:tab/>permission javax.jdo.spi.<text:alphabetical-index-mark-start text:id="IMark61641824" text:main-entry="true"/>JDOPermission<text:alphabetical-index-mark-end text:id="IMark61641824"/> "<text:alphabetical-index-mark-start text:id="IMark61249816" text:main-entry="true"/>setStateManager<text:alphabetical-index-mark-end text:id="IMark61249816"/>";</text:p>
      <text:p text:style-name="P2"><text:tab/>permission javax.jdo.spi.<text:alphabetical-index-mark-start text:id="IMark61249816" text:main-entry="true"/>JDOPermission<text:alphabetical-index-mark-end text:id="IMark61249816"/></text:p>
      <text:p text:style-name="P2"><text:tab/><text:tab/>"<text:alphabetical-index-mark-start text:id="IMark61249816" text:main-entry="true"/>closePersistenceManagerFactory<text:alphabetical-index-mark-end text:id="IMark61249816"/>";</text:p>
      <text:p text:style-name="P2"><text:tab/>permission javax.jdo.spi.<text:alphabetical-index-mark-start text:id="IMark61249816" text:main-entry="true"/>JDOPermission<text:alphabetical-index-mark-end text:id="IMark61249816"/> "<text:alphabetical-index-mark-start text:id="IMark61641824" text:main-entry="true"/>manageMetadata<text:alphabetical-index-mark-end text:id="IMark61641824"/>";</text:p>
      <text:p text:style-name="P2">}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1</meta:editing-cycles>
    <meta:creation-date>2012-06-24T16:06:22.59</meta:creation-date>
    <meta:editing-duration>PT21M41S</meta:editing-duration>
    <meta:generator>OpenOffice/4.1.10$Win32 OpenOffice.org_project/4110m2$Build-9807</meta:generator>
    <dc:title>JDO_Chapter</dc:title>
    <dc:date>2021-09-19T18:36:48.69</dc:date>
    <meta:document-statistic meta:table-count="0" meta:image-count="1" meta:object-count="0" meta:page-count="2" meta:paragraph-count="31" meta:word-count="324" meta:character-count="27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